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Table Of Contents</text:p>
      <text:p text:style-name="Standard">----------------</text:p>
      <text:p text:style-name="Standard">Sign in code</text:p>
      <text:p text:style-name="Standard">Account class creation</text:p>
      <text:p text:style-name="Standard">Account object creation (10 test accounts)</text:p>
      <text:p text:style-name="Standard">Account object info population</text:p>
      <text:p text:style-name="Standard">Search content</text:p>
      <text:p text:style-name="Standard"/>
      <text:p text:style-name="Standard"/>
      <text:p text:style-name="Standard">*/</text:p>
      <text:p text:style-name="Standard"/>
      <text:p text:style-name="Standard">//Sign in code</text:p>
      <text:p text:style-name="Standard">//</text:p>
      <text:p text:style-name="Standard">//</text:p>
      <text:p text:style-name="Standard">function signIn()</text:p>
      <text:p text:style-name="Standard">{</text:p>
      <text:p text:style-name="Standard"><text:s/>alert("Signing in");</text:p>
      <text:p text:style-name="Standard"><text:s/>/*if (!signedIn())</text:p>
      <text:p text:style-name="Standard"><text:s/>{</text:p>
      <text:p text:style-name="Standard"><text:s text:c="2"/>displaySignInPage();</text:p>
      <text:p text:style-name="Standard"><text:s/>}*/<text:tab/></text:p>
      <text:p text:style-name="Standard"><text:s/></text:p>
      <text:p text:style-name="Standard"><text:s/>//get input values</text:p>
      <text:p text:style-name="Standard"><text:s/>let <text:s/>emailInput = document.getElementById("emailInput").value;</text:p>
      <text:p text:style-name="Standard"><text:s/>let <text:s/>passInput = document.getElementById("passInput").value;</text:p>
      <text:p text:style-name="Standard"><text:s/>let <text:s/>aliasInput = document.getElementById("aliasInput").value;</text:p>
      <text:p text:style-name="Standard"><text:s/></text:p>
      <text:p text:style-name="Standard"><text:s/>//search db for account</text:p>
      <text:p text:style-name="Standard"><text:s/>for (let i = 0; i &lt;= accountsArray.length; i++)</text:p>
      <text:p text:style-name="Standard"><text:s/>{</text:p>
      <text:p text:style-name="Standard"><text:s text:c="3"/>//search accountsArray for given email </text:p>
      <text:p text:style-name="Standard"><text:s text:c="3"/>if (emailInput == accountsArray[i].email)</text:p>
      <text:p text:style-name="Standard"><text:s text:c="3"/>{</text:p>
      <text:p text:style-name="Standard"><text:s text:c="4"/>//if email found, compare email/password input to records data<text:tab/> <text:s text:c="2"/></text:p>
      <text:p text:style-name="Standard"><text:s text:c="4"/>if (emailInput == accountsArray[i].email &amp;&amp; passInput == accountsArray[i].pass)</text:p>
      <text:p text:style-name="Standard"><text:s text:c="4"/>{</text:p>
      <text:p text:style-name="Standard"><text:tab/> alert("Email Input: " + emailInput + "\nAccount Email: " + accountsArray[i].email +</text:p>
      <text:p text:style-name="Standard"><text:tab/> "\nPass Input: " + passInput + "\nAccount pass: " + accountsArray[i].pass);</text:p>
      <text:p text:style-name="Standard"><text:tab/>//if match, sign in, otherwise alert info doesnt match</text:p>
      <text:p text:style-name="Standard"><text:tab/> //alert("Successfully signed in as " + accountsArray[i].email);</text:p>
      <text:p text:style-name="Standard"><text:tab/> alert("Successfully signed in as " + accountsArray[i].email);</text:p>
      <text:p text:style-name="Standard"><text:tab/> accountsArray[i].isSignedIn = true;</text:p>
      <text:p text:style-name="Standard"><text:tab/> break;</text:p>
      <text:p text:style-name="Standard"><text:s text:c="4"/>}</text:p>
      <text:p text:style-name="Standard"><text:tab/>else</text:p>
      <text:p text:style-name="Standard"><text:tab/>{</text:p>
      <text:p text:style-name="Standard"><text:tab/> alert("account info doesnt match");</text:p>
      <text:p text:style-name="Standard"><text:tab/>}</text:p>
      <text:p text:style-name="Standard"><text:soft-page-break/><text:s text:c="3"/>}</text:p>
      <text:p text:style-name="Standard"><text:s/>}</text:p>
      <text:p text:style-name="Standard">}</text:p>
      <text:p text:style-name="Standard"/>
      <text:p text:style-name="Standard">function signOut()</text:p>
      <text:p text:style-name="Standard">{</text:p>
      <text:p text:style-name="Standard"><text:s/>//account#.isSignedIn = false;<text:tab/></text:p>
      <text:p text:style-name="Standard"><text:s/>//load home page</text:p>
      <text:p text:style-name="Standard">}</text:p>
      <text:p text:style-name="Standard"/>
      <text:p text:style-name="Standard"/>
      <text:p text:style-name="Standard">function displayProfilesTest()</text:p>
      <text:p text:style-name="Standard">{</text:p>
      <text:p text:style-name="Standard"><text:s/>let accountString = "";</text:p>
      <text:p text:style-name="Standard"><text:s/>for (let i = 0; i &lt;= 9; i++)</text:p>
      <text:p text:style-name="Standard"><text:s/>{</text:p>
      <text:p text:style-name="Standard"><text:s text:c="2"/>accountString += <text:s/>(JSON.stringify(accountsArray[i]) + "\n\n&lt;br&gt;&lt;br&gt;");</text:p>
      <text:p text:style-name="Standard"><text:s/>}</text:p>
      <text:p text:style-name="Standard"><text:s/>$("#profileSection").append(accountString);</text:p>
      <text:p text:style-name="Standard"><text:s/></text:p>
      <text:p text:style-name="Standard"><text:s/>//$("#profileSection").append(JSON.stringify(accountsArray) + "\n");</text:p>
      <text:p text:style-name="Standard"><text:s/>//alert(JSON.stringify(accountsArray) );</text:p>
      <text:p text:style-name="Standard">}</text:p>
      <text:p text:style-name="Standard"/>
      <text:p text:style-name="Standard">let totalAccounts = 0;</text:p>
      <text:p text:style-name="Standard"/>
      <text:p text:style-name="Standard"/>
      <text:p text:style-name="Standard">//Account class creation</text:p>
      <text:p text:style-name="Standard">//</text:p>
      <text:p text:style-name="Standard">//</text:p>
      <text:p text:style-name="Standard">class Account <text:s text:c="2"/>//Note: classes not hoisted</text:p>
      <text:p text:style-name="Standard">{</text:p>
      <text:p text:style-name="Standard"><text:s/>//totalAccounts = 0;</text:p>
      <text:p text:style-name="Standard"/>
      <text:p text:style-name="Standard"><text:s/>constructor(email, pass, alias)</text:p>
      <text:p text:style-name="Standard"><text:s/>{</text:p>
      <text:p text:style-name="Standard"><text:s text:c="2"/>totalAccounts = accountsArray.length;<text:tab/> </text:p>
      <text:p text:style-name="Standard"><text:tab/> </text:p>
      <text:p text:style-name="Standard"><text:s text:c="2"/>this.id = totalAccounts + 1; </text:p>
      <text:p text:style-name="Standard"><text:s text:c="2"/>this.email = email; </text:p>
      <text:p text:style-name="Standard"><text:s text:c="2"/>this.pass = pass; </text:p>
      <text:p text:style-name="Standard"><text:s text:c="2"/>this.alias = alias; </text:p>
      <text:p text:style-name="Standard"><text:s text:c="2"/></text:p>
      <text:p text:style-name="Standard"><text:s text:c="2"/>this.uploads = {}; <text:s text:c="2"/>// new Array({});</text:p>
      <text:p text:style-name="Standard"><text:s text:c="2"/></text:p>
      <text:p text:style-name="Standard"><text:s text:c="2"/>this.isSignedIn;</text:p>
      <text:p text:style-name="Standard"><text:s text:c="2"/></text:p>
      <text:p text:style-name="Standard"><text:s text:c="2"/>let currentDate = new Date(),</text:p>
      <text:p text:style-name="Standard"><text:s text:c="2"/>day = currentDate.getUTCDate(),</text:p>
      <text:p text:style-name="Standard"><text:soft-page-break/><text:s text:c="2"/>month = currentDate.getUTCMonth() + 1,</text:p>
      <text:p text:style-name="Standard"><text:s text:c="2"/>year <text:s text:c="2"/>= currentDate.getUTCFullYear() + 1;</text:p>
      <text:p text:style-name="Standard"><text:s text:c="2"/>currentDate = (day + " / " + month + " / " + year);</text:p>
      <text:p text:style-name="Standard"><text:s text:c="2"/>this.signUpDate = currentDate; </text:p>
      <text:p text:style-name="Standard"><text:s text:c="2"/></text:p>
      <text:p text:style-name="Standard"><text:s text:c="2"/>totalAccounts++;</text:p>
      <text:p text:style-name="Standard"><text:s/>}</text:p>
      <text:p text:style-name="Standard">}</text:p>
      <text:p text:style-name="Standard"/>
      <text:p text:style-name="Standard"/>
      <text:p text:style-name="Standard">let accountsArray = new Array();</text:p>
      <text:p text:style-name="Standard"/>
      <text:p text:style-name="Standard"/>
      <text:p text:style-name="Standard">//Account object creation (10 test accounts)</text:p>
      <text:p text:style-name="Standard">//</text:p>
      <text:p text:style-name="Standard">//</text:p>
      <text:p text:style-name="Standard">function createAccount()</text:p>
      <text:p text:style-name="Standard">{</text:p>
      <text:p text:style-name="Standard"><text:tab/></text:p>
      <text:p text:style-name="Standard"><text:s/>//check that all fields are filled in</text:p>
      <text:p text:style-name="Standard"><text:tab/>//check that passwords match</text:p>
      <text:p text:style-name="Standard"><text:tab/>//check that email is available</text:p>
      <text:p text:style-name="Standard"><text:tab/>//</text:p>
      <text:p text:style-name="Standard"><text:tab/></text:p>
      <text:p text:style-name="Standard"><text:s/>let <text:s/>emailInput = document.getElementById("emailInput").value;</text:p>
      <text:p text:style-name="Standard"><text:s/>let <text:s/>passInput = document.getElementById("passInput").value;</text:p>
      <text:p text:style-name="Standard"><text:s/>let <text:s/>aliasInput = document.getElementById("aliasInput").value;</text:p>
      <text:p text:style-name="Standard"><text:s/></text:p>
      <text:p text:style-name="Standard"><text:s/>alert("emailInput" + emailInput + "\n" +</text:p>
      <text:p text:style-name="Standard"><text:s/>"passInput" + passInput + "\n" +</text:p>
      <text:p text:style-name="Standard"><text:s/>"aliasInput" + aliasInput + "\n");</text:p>
      <text:p text:style-name="Standard"/>
      <text:p text:style-name="Standard"><text:s/></text:p>
      <text:p text:style-name="Standard"><text:s/></text:p>
      <text:p text:style-name="Standard"><text:s/>var admin = new Account("admin@gstatus.com", "secretz", "topTier");</text:p>
      <text:p text:style-name="Standard"/>
      <text:p text:style-name="Standard"><text:s/>totalAccounts++;</text:p>
      <text:p text:style-name="Standard"><text:s/></text:p>
      <text:p text:style-name="Standard"><text:s/>accountsArray.push(admin);</text:p>
      <text:p text:style-name="Standard"><text:s/></text:p>
      <text:p text:style-name="Standard"><text:s/>alert("Profile created, there are now " + totalAccounts + " total accounts.\n" +</text:p>
      <text:p text:style-name="Standard"><text:s/>"Email: " + admin.email + "\n" +</text:p>
      <text:p text:style-name="Standard"><text:s/>"Pass: " + admin.pass + "\n" +</text:p>
      <text:p text:style-name="Standard"><text:s/>"Alias: " + admin.alias);</text:p>
      <text:p text:style-name="Standard"><text:s/></text:p>
      <text:p text:style-name="Standard"><text:s/>alert(JSON.stringify(accountsArray)); //Print All accounts in accountsArray</text:p>
      <text:p text:style-name="Standard">}</text:p>
      <text:p text:style-name="Standard"/>
      <text:p text:style-name="Standard"/>
      <text:p text:style-name="Standard"><text:soft-page-break/>//Account object info population</text:p>
      <text:p text:style-name="Standard">//</text:p>
      <text:p text:style-name="Standard">//</text:p>
      <text:p text:style-name="Standard">/*</text:p>
      <text:p text:style-name="Standard">Account</text:p>
      <text:p text:style-name="Standard">-id</text:p>
      <text:p text:style-name="Standard">-email</text:p>
      <text:p text:style-name="Standard">-pss</text:p>
      <text:p text:style-name="Standard">-alias</text:p>
      <text:p text:style-name="Standard">-uploadedContent[{}, {}, {}...]</text:p>
      <text:p text:style-name="Standard"/>
      <text:p text:style-name="Standard"/>
      <text:p text:style-name="Standard">for #ofAccounts</text:p>
      <text:p text:style-name="Standard">{</text:p>
      <text:p text:style-name="Standard"><text:s/>add 10 items to uploadedContent<text:tab/></text:p>
      <text:p text:style-name="Standard">}</text:p>
      <text:p text:style-name="Standard"/>
      <text:p text:style-name="Standard">*/</text:p>
      <text:p text:style-name="Standard">function testPopulateAccountsUploads()</text:p>
      <text:p text:style-name="Standard">{</text:p>
      <text:p text:style-name="Standard"><text:s/>for (let i = 0; i &lt;= accountsArray.length; i++)</text:p>
      <text:p text:style-name="Standard"><text:s/>{</text:p>
      <text:p text:style-name="Standard"><text:s text:c="2"/>//alert(i);</text:p>
      <text:p text:style-name="Standard"><text:s text:c="2"/>//JSON.stringify(accountsArray) + "\n"</text:p>
      <text:p text:style-name="Standard"><text:s text:c="2"/>accountsArray[i].uploads.push("Test object");</text:p>
      <text:p text:style-name="Standard"><text:s/>}</text:p>
      <text:p text:style-name="Standard"><text:s/>alert(JSON.stringify(accountsArray));</text:p>
      <text:p text:style-name="Standard">}</text:p>
      <text:p text:style-name="Standard"/>
      <text:p text:style-name="Standard">//Search content</text:p>
      <text:p text:style-name="Standard">//</text:p>
      <text:p text:style-name="Standard">//</text:p>
      <text:p text:style-name="Standard">function search()</text:p>
      <text:p text:style-name="Standard">{<text:tab/></text:p>
      <text:p text:style-name="Standard"><text:tab/></text:p>
      <text:p text:style-name="Standard"><text:s/>let searchInput = document.getElementById("searchInput").value;</text:p>
      <text:p text:style-name="Standard"><text:s/>alert("Searching for: " + searchInput);<text:tab/></text:p>
      <text:p text:style-name="Standard"><text:s/></text:p>
      <text:p text:style-name="Standard"><text:s/></text:p>
      <text:p text:style-name="Standard"><text:s/>$("#searchResults").append("&lt;h2&gt;List of results&lt;/h2&gt;");</text:p>
      <text:p text:style-name="Standard"><text:s/></text:p>
      <text:p text:style-name="Standard"><text:s/>$("#searchResults").append("&lt;h3&gt;Item 1&lt;/h3&gt;");</text:p>
      <text:p text:style-name="Standard"><text:s/></text:p>
      <text:p text:style-name="Standard"><text:s/>//List All uploads for each accounts</text:p>
      <text:p text:style-name="Standard"><text:s/>/*</text:p>
      <text:p text:style-name="Standard"><text:s/>for (let i = 0; i &lt;= accountsArray.length; i++) <text:s text:c="3"/>//(accounts)</text:p>
      <text:p text:style-name="Standard"><text:s/>{</text:p>
      <text:p text:style-name="Standard"><text:s text:c="2"/>$("#searchResults").append("&lt;h3&gt;Content for Account #i&lt;/h3&gt;");</text:p>
      <text:p text:style-name="Standard"><text:s text:c="2"/>for (let j = 0; j &lt;= ____; j++) <text:s text:c="5"/>//(account uploads)</text:p>
      <text:p text:style-name="Standard"><text:soft-page-break/><text:s text:c="2"/>{</text:p>
      <text:p text:style-name="Standard"><text:s text:c="3"/>$("#searchResults").append("&lt;h3&gt;+ j +&lt;/h3&gt;"); </text:p>
      <text:p text:style-name="Standard"><text:s text:c="2"/>}</text:p>
      <text:p text:style-name="Standard"><text:s/>}</text:p>
      <text:p text:style-name="Standard"><text:s/></text:p>
      <text:p text:style-name="Standard"><text:s/>*/</text:p>
      <text:p text:style-name="Standard"><text:s/></text:p>
      <text:p text:style-name="Standard"><text:s/>//check accounts for media titles</text:p>
      <text:p text:style-name="Standard"><text:s/>//if exists, add to displayArray</text:p>
      <text:p text:style-name="Standard"><text:s/>//displayArray + &lt;br&gt;</text:p>
      <text:p text:style-name="Standard"><text:s/></text:p>
      <text:p text:style-name="Standard"><text:s/>let searchResults = [];</text:p>
      <text:p text:style-name="Standard"><text:s/>//loop through accounts</text:p>
      <text:p text:style-name="Standard"><text:s/>for (let i = 0; i &lt;= accountsArray.length; i++)</text:p>
      <text:p text:style-name="Standard"><text:s/>{</text:p>
      <text:p text:style-name="Standard"><text:s text:c="3"/>//loop through each account's uploads </text:p>
      <text:p text:style-name="Standard"><text:s text:c="3"/>for (upload in accountsArray[i].uploads)</text:p>
      <text:p text:style-name="Standard"><text:s text:c="3"/>{</text:p>
      <text:p text:style-name="Standard"><text:tab/>if (searchInput == upload)</text:p>
      <text:p text:style-name="Standard"><text:tab/>{</text:p>
      <text:p text:style-name="Standard"><text:tab/> searchResults.push(upload.value);</text:p>
      <text:p text:style-name="Standard"><text:tab/> alert("Item found" + accountsArray[i].email + "\nUpload: " + upload);</text:p>
      <text:p text:style-name="Standard"><text:tab/> break;</text:p>
      <text:p text:style-name="Standard"><text:s text:c="4"/>}</text:p>
      <text:p text:style-name="Standard"><text:s text:c="4"/><text:tab/></text:p>
      <text:p text:style-name="Standard"><text:s text:c="3"/>}</text:p>
      <text:p text:style-name="Standard"><text:s text:c="3"/>$("#searchResults").append(searchResults);</text:p>
      <text:p text:style-name="Standard"><text:s/>}</text:p>
      <text:p text:style-name="Standard"><text:s/>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3:45:43.297000000</meta:creation-date>
    <dc:date>2018-10-05T13:47:27.941000000</dc:date>
    <meta:editing-duration>PT1M51S</meta:editing-duration>
    <meta:editing-cycles>1</meta:editing-cycles>
    <meta:document-statistic meta:table-count="0" meta:image-count="0" meta:object-count="0" meta:page-count="5" meta:paragraph-count="204" meta:word-count="561" meta:character-count="4505" meta:non-whitespace-character-count="3859"/>
    <meta:generator>LibreOffice/6.0.1.1$Windows_X86_64 LibreOffice_project/60bfb1526849283ce2491346ed2aa51c465abfe6</meta:generator>
  </office:meta>
</office:document-meta>
</file>